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1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2.4cm" svg:x="2.8cm" svg:y="3.3cm">
          <text:p text:style-name="P1">struts-config.xm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41:34.078000000</meta:creation-date>
    <dc:date>2017-02-07T18:47:08.709000000</dc:date>
    <meta:editing-duration>PT5M35S</meta:editing-duration>
    <meta:editing-cycles>1</meta:editing-cycles>
    <meta:document-statistic meta:object-count="1"/>
    <meta:generator>LibreOffice/5.3.0.3$Windows_X86_64 LibreOffice_project/7074905676c47b82bbcfbea1aeefc84afe1c50e1</meta:generator>
  </office:meta>
</office:document-meta>
</file>